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d0b1" officeooo:paragraph-rsid="0014d0b1"/>
    </style:style>
    <style:style style:name="P2" style:family="paragraph" style:parent-style-name="Standard">
      <style:text-properties style:font-name="Liberation Mono" officeooo:rsid="0014d0b1" officeooo:paragraph-rsid="0014d0b1"/>
    </style:style>
    <style:style style:name="P3" style:family="paragraph" style:parent-style-name="Standard">
      <style:text-properties style:font-name="Liberation Mono" officeooo:rsid="0017ab73" officeooo:paragraph-rsid="0017ab73"/>
    </style:style>
    <style:style style:name="P4" style:family="paragraph" style:parent-style-name="Standard">
      <style:text-properties style:font-name="Liberation Serif" officeooo:rsid="0014d0b1" officeooo:paragraph-rsid="0014d0b1"/>
    </style:style>
    <style:style style:name="P5" style:family="paragraph" style:parent-style-name="Standard">
      <style:text-properties style:font-name="Liberation Serif" fo:font-style="italic" officeooo:rsid="0014d0b1" officeooo:paragraph-rsid="0014d0b1" style:font-style-asian="italic" style:font-style-complex="italic"/>
    </style:style>
    <style:style style:name="P6" style:family="paragraph" style:parent-style-name="Standard">
      <style:text-properties style:font-name="Liberation Serif" fo:font-style="normal" officeooo:rsid="0014d0b1" officeooo:paragraph-rsid="0014d0b1" style:font-style-asian="normal" style:font-style-complex="normal"/>
    </style:style>
    <style:style style:name="P7" style:family="paragraph" style:parent-style-name="Standard">
      <style:text-properties style:font-name="Liberation Serif" officeooo:rsid="0017ab73" officeooo:paragraph-rsid="0017ab73"/>
    </style:style>
    <style:style style:name="P8" style:family="paragraph" style:parent-style-name="Standard">
      <style:text-properties fo:font-weight="bold" officeooo:rsid="0014d0b1" officeooo:paragraph-rsid="0014d0b1" style:font-weight-asian="bold" style:font-weight-complex="bold"/>
    </style:style>
    <style:style style:name="P9" style:family="paragraph" style:parent-style-name="Standard">
      <style:text-properties fo:font-style="italic" officeooo:rsid="0014d0b1" officeooo:paragraph-rsid="0014d0b1" style:font-style-asian="italic" style:font-style-complex="italic"/>
    </style:style>
    <style:style style:name="P10" style:family="paragraph" style:parent-style-name="Standard">
      <style:text-properties fo:font-weight="normal" officeooo:rsid="0017ab73" officeooo:paragraph-rsid="0017ab73" style:font-weight-asian="normal" style:font-weight-complex="normal"/>
    </style:style>
    <style:style style:name="T1" style:family="text">
      <style:text-properties style:font-name="Liberation Serif" officeooo:rsid="0014d0b1"/>
    </style:style>
    <style:style style:name="T2" style:family="text">
      <style:text-properties officeooo:rsid="0017ab73"/>
    </style:style>
    <style:style style:name="T3" style:family="text">
      <style:text-properties style:font-name="Liberation Mono"/>
    </style:style>
    <style:style style:name="T4" style:family="text">
      <style:text-properties officeooo:rsid="0018ad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sidy Brown – cmb195</text:p>
      <text:p text:style-name="P1">OS – HW 8</text:p>
      <text:p text:style-name="P1">11/9/16</text:p>
      <text:p text:style-name="P1"/>
      <text:p text:style-name="P8">Problem 1: Global counters with OpenMP's parallel for over many trials</text:p>
      <text:p text:style-name="P10">The two programs are identical, except that part A has <text:span text:style-name="T3">#pragma omp critical</text:span> covering each critical section, whereas part B has nothing. Each run does 10,000 iterations (5,000 increment, 5,000 decrement) so that the discrepancy <text:span text:style-name="T4">could be</text:span> more apparent in part B.</text:p>
      <text:p text:style-name="P1"/>
      <text:p text:style-name="P9">Part A: Using OpenMP's critical pragma directive</text:p>
      <text:p text:style-name="P6">The critical sections were undisturbed every time</text:p>
      <text:p text:style-name="P5"/>
      <text:p text:style-name="P2">cassidy@nyota:~/eecs338/hw8$ ./p1a</text:p>
      <text:p text:style-name="P2">0 0 0 0 0 0 0 0 0 0 </text:p>
      <text:p text:style-name="P2">0 0 0 0 0 0 0 0 0 0 </text:p>
      <text:p text:style-name="P2">0 0 0 0 0 0 0 0 0 0 </text:p>
      <text:p text:style-name="P2">0 0 0 0 0 0 0 0 0 0 </text:p>
      <text:p text:style-name="P2">0 0 0 0 0 0 0 0 0 0 </text:p>
      <text:p text:style-name="P2">0 0 0 0 0 0 0 0 0 0 </text:p>
      <text:p text:style-name="P2">0 0 0 0 0 0 0 0 0 0 </text:p>
      <text:p text:style-name="P2">0 0 0 0 0 0 0 0 0 0 </text:p>
      <text:p text:style-name="P2">0 0 0 0 0 0 0 0 0 0 </text:p>
      <text:p text:style-name="P2">0 0 0 0 0 0 0 0 0 0 </text:p>
      <text:p text:style-name="P4"/>
      <text:p text:style-name="P5">Part B: Without the pragma directive, for reference</text:p>
      <text:p text:style-name="P4">It's <text:span text:style-name="T2">far less consistent, with a maximum discrepancy of 50 (0.5% error)</text:span></text:p>
      <text:p text:style-name="P4"/>
      <text:p text:style-name="P3">cassidy@nyota:~/eecs338/hw8$ ./p1b</text:p>
      <text:p text:style-name="P3">0 -3 0 -9 3 -4 1 -1 -1 0 </text:p>
      <text:p text:style-name="P3">0 -8 -2 2 2 -5 3 0 -1 -13 </text:p>
      <text:p text:style-name="P3">0 0 2 -16 -1 -10 -9 -4 -4 -2 </text:p>
      <text:p text:style-name="P3">5 0 0 4 -5 16 0 -19 -40 -32 </text:p>
      <text:p text:style-name="P3">3 -37 -27 3 -2 -4 -5 -4 -3 1 </text:p>
      <text:p text:style-name="P3">3 -21 -4 0 -6 -8 8 -2 3 -20 </text:p>
      <text:p text:style-name="P3">-50 8 -4 -4 0 0 -16 -2 -23 -28 </text:p>
      <text:p text:style-name="P3">-22 4 -15 -5 -6 3 -3 -1 -26 -15 </text:p>
      <text:p text:style-name="P3">-25 -38 3 -1 -2 1 -6 -3 -5 -2 </text:p>
      <text:p text:style-name="P3">-15 0 4 -13 4 -3 -12 6 2 -4 </text:p>
      <text:p text:style-name="P7"/>
      <text:p text:style-name="P7"/>
      <text:p text:style-name="P7">Problem 2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9:26:45.625426958</meta:creation-date>
    <dc:date>2016-11-08T19:37:39.611922883</dc:date>
    <meta:editing-duration>PT7M22S</meta:editing-duration>
    <meta:editing-cycles>4</meta:editing-cycles>
    <meta:generator>LibreOffice/4.2.8.2$Linux_x86 LibreOffice_project/420m0$Build-2</meta:generator>
    <meta:document-statistic meta:table-count="0" meta:image-count="0" meta:object-count="0" meta:page-count="1" meta:paragraph-count="32" meta:word-count="300" meta:character-count="1171" meta:non-whitespace-character-count="861"/>
  </office:meta>
</office:document-meta>
</file>